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4.577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1f1c1b" style:font-name="Bitstream Vera Sans" fo:font-size="16pt" fo:language="none" fo:country="none" fo:font-weight="normal" style:font-name-asian="Bitstream Vera Sans" style:font-size-asian="16pt" style:language-asian="none" style:country-asian="none" style:font-weight-asian="normal" style:font-name-complex="Bitstream Vera Sans" style:font-size-complex="16pt" style:language-complex="none" style:country-complex="none" style:font-weight-complex="normal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e6e64c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6e64c"/>
      <style:text-properties fo:color="#000000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47b8b8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e6e64c" fo:border-left="0.06pt solid #000000" fo:border-right="0.06pt solid #000000" fo:border-top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47b8b8" fo:border-left="0.06pt solid #000000" fo:border-right="0.06pt solid #000000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ackground-color="#ff3333" fo:border-left="0.06pt solid #000000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spreadsheet>
      <table:table table:name="MixOttimo" table:style-name="ta1">
        <table:shapes>
          <draw:custom-shape draw:z-index="0" draw:style-name="gr1" svg:width="0.11cm" svg:height="1.296cm" svg:x="13.191cm" svg:y="6.876cm">
            <text:p/>
  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129cm" svg:height="1.975cm" svg:x="13.08cm" svg:y="3.70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2" draw:text-style-name="P1" svg:width="1.849cm" svg:height="0.826cm" svg:x="18.691cm" svg:y="3.149cm">
            <text:p/>
            <draw:enhanced-geometry svg:viewBox="0 0 841 854" draw:mirror-horizontal="true" draw:mirror-vertical="false" draw:type="non-primitive" draw:enhanced-path="M 517 247 L 517 415 264 415 264 0 0 0 0 680 517 680 517 854 841 547 517 247 Z N"/>
          </draw:custom-shap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10" table:number-rows-spanned="1">
            <text:p>MIX OTTIMO DI PRODUZIONE</text:p>
          </table:table-cell>
          <table:covered-table-cell table:number-columns-repeated="9"/>
          <table:table-cell/>
        </table:table-row>
        <table:table-row table:style-name="ro2">
          <table:table-cell table:number-columns-repeated="11"/>
        </table:table-row>
        <table:table-row table:style-name="ro3">
          <table:table-cell table:number-columns-repeated="3"/>
          <table:table-cell table:style-name="ce2" office:value-type="string">
            <text:p>Prodotto 1</text:p>
          </table:table-cell>
          <table:table-cell table:style-name="ce2" office:value-type="string">
            <text:p>Prodotto 2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rofitto per quintale</text:p>
          </table:table-cell>
          <table:table-cell/>
          <table:table-cell table:style-name="ce4" office:value-type="float" office:value="120">
            <text:p>120</text:p>
          </table:table-cell>
          <table:table-cell table:style-name="ce4" office:value-type="float" office:value="40">
            <text:p>40</text:p>
          </table:table-cell>
          <table:table-cell table:number-columns-repeated="5"/>
          <table:table-cell table:style-name="ce10" office:value-type="string">
            <text:p>Parametri</text:p>
          </table:table-cell>
        </table:table-row>
        <table:table-row table:style-name="ro3">
          <table:table-cell table:number-columns-repeated="3"/>
          <table:table-cell table:style-name="ce5" office:value-type="string">
            <text:p>c_1</text:p>
          </table:table-cell>
          <table:table-cell table:style-name="ce5" office:value-type="string">
            <text:p>c_2</text:p>
          </table:table-cell>
          <table:table-cell table:number-columns-repeated="5"/>
          <table:table-cell table:style-name="ce11" office:value-type="string">
            <text:p>Valori calcolati</text:p>
          </table:table-cell>
        </table:table-row>
        <table:table-row table:style-name="ro3">
          <table:table-cell table:style-name="ce2" office:value-type="string">
            <text:p>VINCOLI</text:p>
          </table:table-cell>
          <table:table-cell table:number-columns-repeated="4"/>
          <table:table-cell table:style-name="ce3"/>
          <table:table-cell table:style-name="ce3" office:value-type="string">
            <text:p>DISPONIBILITA'</text:p>
          </table:table-cell>
          <table:table-cell table:style-name="ce3"/>
          <table:table-cell office:value-type="string">
            <text:p>'=G8-F8</text:p>
          </table:table-cell>
          <table:table-cell/>
          <table:table-cell table:style-name="ce12" office:value-type="string">
            <text:p>Variabili decisionali</text:p>
          </table:table-cell>
        </table:table-row>
        <table:table-row table:style-name="ro2">
          <table:table-cell table:number-columns-repeated="5"/>
          <table:table-cell table:style-name="ce3" office:value-type="string">
            <text:p>LHS</text:p>
          </table:table-cell>
          <table:table-cell table:style-name="ce3" office:value-type="string">
            <text:p>RHS</text:p>
          </table:table-cell>
          <table:table-cell table:style-name="ce3" office:value-type="string">
            <text:p>SCARTO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aterie prime</text:p>
          </table:table-cell>
          <table:table-cell/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9" table:formula="of:=SUMPRODUCT([.$D8:.$E8];[.$D$18:.$E$18])" office:value-type="float" office:value="2200">
            <text:p>2200</text:p>
          </table:table-cell>
          <table:table-cell table:style-name="ce4" office:value-type="float" office:value="2200">
            <text:p>2200</text:p>
          </table:table-cell>
          <table:table-cell table:style-name="ce9" table:formula="of:=[.G8]-[.F8]" office:value-type="float" office:value="0">
            <text:p>0</text:p>
          </table:table-cell>
          <table:table-cell table:style-name="ce5" office:value-type="string">
            <text:p>x_3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avoro</text:p>
          </table:table-cell>
          <table:table-cell/>
          <table:table-cell table:style-name="ce6" office:value-type="float" office:value="8">
            <text:p>8</text:p>
          </table:table-cell>
          <table:table-cell table:style-name="ce6" office:value-type="float" office:value="2">
            <text:p>2</text:p>
          </table:table-cell>
          <table:table-cell table:style-name="ce9" table:formula="of:=SUMPRODUCT([.$D9:.$E9];[.$D$18:.$E$18])" office:value-type="float" office:value="320">
            <text:p>320</text:p>
          </table:table-cell>
          <table:table-cell table:style-name="ce4" office:value-type="float" office:value="320">
            <text:p>320</text:p>
          </table:table-cell>
          <table:table-cell table:style-name="ce9" table:formula="of:=[.G9]-[.F9]" office:value-type="float" office:value="0">
            <text:p>0</text:p>
          </table:table-cell>
          <table:table-cell table:style-name="ce5" office:value-type="string">
            <text:p>x_4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ercato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style-name="ce9" table:formula="of:=SUMPRODUCT([.$D10:.$E10];[.$D$18:.$E$18])" office:value-type="float" office:value="85">
            <text:p>85</text:p>
          </table:table-cell>
          <table:table-cell table:style-name="ce4" office:value-type="float" office:value="100">
            <text:p>100</text:p>
          </table:table-cell>
          <table:table-cell table:style-name="ce9" table:formula="of:=[.G10]-[.F10]" office:value-type="float" office:value="15">
            <text:p>15</text:p>
          </table:table-cell>
          <table:table-cell table:style-name="ce5" office:value-type="string">
            <text:p>x_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7" office:value-type="string" table:number-columns-spanned="2" table:number-rows-spanned="1">
            <text:p>A</text:p>
          </table:table-cell>
          <table:covered-table-cell/>
          <table:table-cell table:number-columns-repeated="6"/>
        </table:table-row>
        <table:table-row table:style-name="ro3">
          <table:table-cell table:style-name="ce2" office:value-type="string">
            <text:p>FUNZIONE OBIETTIVO</text:p>
          </table:table-cell>
          <table:table-cell table:number-columns-repeated="4"/>
          <table:table-cell office:value-type="string">
            <text:p>'=MATR.SOMMA.PRODOTTO($D8:$E8;$D$18:$E$18)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3">
          <table:table-cell/>
          <table:table-cell office:value-type="string">
            <text:p>Profitto totale</text:p>
          </table:table-cell>
          <table:table-cell table:number-columns-repeated="3"/>
          <table:table-cell table:style-name="ce9" table:formula="of:=SUMPRODUCT([.D4:.E4];[.D18:.E18])" office:value-type="float" office:value="5400">
            <text:p>54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5" office:value-type="string">
            <text:p>z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ARIABILI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'=MATR.SOMMA.PRODOTTO(D4:E4;D18:E18)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Produzione</text:p>
          </table:table-cell>
          <table:table-cell/>
          <table:table-cell table:style-name="ce8" office:value-type="float" office:value="25">
            <text:p>25</text:p>
          </table:table-cell>
          <table:table-cell table:style-name="ce8" office:value-type="float" office:value="60">
            <text:p>6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>
            <text:p>x_1</text:p>
          </table:table-cell>
          <table:table-cell table:style-name="ce5" office:value-type="string">
            <text:p>x_2</text:p>
          </table:table-cell>
          <table:table-cell table:number-columns-repeated="6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Bitstream Vera Sans" fo:language="it" fo:country="IT" style:font-name-asian="Bitstream Vera Sans1" style:language-asian="zh" style:country-asian="CN" style:font-name-complex="Bitstream Vera Sans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/00/0000</text:date>, <text:time style:data-style-name="N2" text:time-value="0000-00-00T13:12:0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2T22:48:17</meta:creation-date>
    <meta:generator>LibreOffice/4.0.5.2$Linux_X86_64 LibreOffice_project/400m0$Build-2</meta:generator>
    <dc:date>2013-09-03T13:14:37</dc:date>
    <meta:editing-duration>PT43M47S</meta:editing-duration>
    <meta:editing-cycles>8</meta:editing-cycles>
    <meta:document-statistic meta:table-count="1" meta:cell-count="51" meta:object-count="3"/>
  </office:meta>
</office:document-meta>
</file>